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268" officeooo:paragraph-rsid="00084268"/>
    </style:style>
    <style:style style:name="P2" style:family="paragraph" style:parent-style-name="Standard">
      <style:text-properties officeooo:rsid="00084268" officeooo:paragraph-rsid="000f36a5"/>
    </style:style>
    <style:style style:name="P3" style:family="paragraph" style:parent-style-name="Standard">
      <style:text-properties officeooo:rsid="00084268" officeooo:paragraph-rsid="000f872e"/>
    </style:style>
    <style:style style:name="P4" style:family="paragraph" style:parent-style-name="Standard">
      <style:text-properties fo:font-size="14pt" fo:font-weight="bold" officeooo:rsid="00084268" officeooo:paragraph-rsid="00084268" style:font-weight-asian="bold" style:font-weight-complex="bold"/>
    </style:style>
    <style:style style:name="P5" style:family="paragraph" style:parent-style-name="Standard">
      <style:text-properties fo:font-size="12pt" fo:font-weight="normal" officeooo:rsid="00084268" officeooo:paragraph-rsid="00084268" style:font-weight-asian="normal" style:font-weight-complex="normal"/>
    </style:style>
    <style:style style:name="P6" style:family="paragraph" style:parent-style-name="Standard">
      <style:text-properties officeooo:rsid="000f36a5" officeooo:paragraph-rsid="000f36a5"/>
    </style:style>
    <style:style style:name="P7" style:family="paragraph" style:parent-style-name="Standard">
      <style:text-properties officeooo:rsid="000f872e" officeooo:paragraph-rsid="000f872e"/>
    </style:style>
    <style:style style:name="P8" style:family="paragraph" style:parent-style-name="Standard">
      <style:text-properties officeooo:rsid="00084268" officeooo:paragraph-rsid="0011f4f9"/>
    </style:style>
    <style:style style:name="T1" style:family="text">
      <style:text-properties officeooo:rsid="000da22d"/>
    </style:style>
    <style:style style:name="T2" style:family="text">
      <style:text-properties officeooo:rsid="000f36a5"/>
    </style:style>
    <style:style style:name="T3" style:family="text">
      <style:text-properties officeooo:rsid="00084268"/>
    </style:style>
    <style:style style:name="T4" style:family="text">
      <style:text-properties officeooo:rsid="000f872e"/>
    </style:style>
    <style:style style:name="T5" style:family="text">
      <style:text-properties officeooo:rsid="0011f4f9"/>
    </style:style>
    <style:style style:name="T6" style:family="text">
      <style:text-properties fo:font-style="italic" officeooo:rsid="0011f4f9" style:font-style-asian="italic" style:font-style-complex="italic"/>
    </style:style>
    <style:style style:name="T7" style:family="text">
      <style:text-properties fo:font-style="italic" fo:font-weight="bold" officeooo:rsid="0011f4f9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aters</text:p>
      <text:p text:style-name="P1"/>
      <text:p text:style-name="P4">54,000 – 45,000</text:p>
      <text:p text:style-name="P4">World Theater</text:p>
      <text:p text:style-name="P1"/>
      <text:p text:style-name="P1">Eres</text:p>
      <text:p text:style-name="P1"><text:tab/>Wants:</text:p>
      <text:p text:style-name="P8"><text:tab/>1. <text:span text:style-name="T7">Fix the multiverse.</text:span><text:span text:style-name="T5"> Rejoin the Trium planes and become master of all Anariima.</text:span></text:p>
      <text:p text:style-name="P8"><text:tab/><text:span text:style-name="T5">2. </text:span>return to Mediul through buildup of sacrifices</text:p>
      <text:p text:style-name="P1"><text:tab/><text:span text:style-name="T5">3</text:span>. acquire Taregil, Arangil, Corilya, and Onsinta.</text:p>
      <text:p text:style-name="P1"><text:tab/><text:tab/>a. Find Vash Bash</text:p>
      <text:p text:style-name="P1"><text:tab/><text:tab/>b. Have a follower acquire Taregil, keep it in their possession.</text:p>
      <text:p text:style-name="P1"><text:tab/><text:tab/>c. Ascend to become a Greater Auhron; take Corilya</text:p>
      <text:p text:style-name="P1"><text:tab/><text:tab/>d. Take Arangil from Vanemer in the Astral Plane.</text:p>
      <text:p text:style-name="P1">Guire</text:p>
      <text:p text:style-name="P1"><text:tab/>Wants:</text:p>
      <text:p text:style-name="P1"><text:tab/>1. Preservation of life</text:p>
      <text:p text:style-name="P1">Vash Bash</text:p>
      <text:p text:style-name="P1"><text:tab/>Wants: <text:span text:style-name="T4">To get revenge on the waith. </text:span></text:p>
      <text:p text:style-name="P2"><text:tab/>1. <text:span text:style-name="T2">Reform the Red Moon</text:span></text:p>
      <text:p text:style-name="P3"><text:tab/>2. <text:span text:style-name="T1">Destruction of the waith</text:span></text:p>
      <text:p text:style-name="P3"><text:span text:style-name="T1"><text:tab/>3. </text:span>Destruction of magic</text:p>
      <text:p text:style-name="P6"><text:tab/>4. <text:span text:style-name="T3">return to Mediul</text:span></text:p>
      <text:p text:style-name="P1">Hasedek/Haseduanth</text:p>
      <text:p text:style-name="P1"><text:tab/>Wants: rejuvenate his family / fix a shattered Nexus</text:p>
      <text:p text:style-name="P3"><text:tab/>1. escape, help Eres to do so</text:p>
      <text:p text:style-name="P3"><text:span text:style-name="T4"><text:tab/>2.</text:span> find Taregil</text:p>
      <text:p text:style-name="P7"><text:tab/>3. Expand magic</text:p>
      <text:p text:style-name="P1">Raven Queen</text:p>
      <text:p text:style-name="P1"><text:tab/>Wants:</text:p>
      <text:p text:style-name="P1"><text:tab/>1. Destroy the undead and those who deserve death</text:p>
      <text:p text:style-name="P1"><text:tab/>2. Protect the innoc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0T14:31:42.338886905</meta:creation-date>
    <dc:date>2021-04-29T21:19:24.246725502</dc:date>
    <meta:editing-duration>PT1H48M2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30" meta:word-count="141" meta:character-count="820" meta:non-whitespace-character-count="681"/>
  </office:meta>
</office:document-meta>
</file>